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h text:style-name="Heading_20_2" text:outline-level="2">Magyar OpenOffice.org 2.0.1 Premium változat</text:h>
      <text:p text:style-name="Standard">Elkészült az egy hete megjelent magyar OpenOffice.org 2.0.1 FSF.hu változatának különleges, kibővített kiadása. Ez a kiadás megegyezik a magyar OpenOffice.org 2.0.1 irodai programcsomaggal, de a hozzácsomagolt kiegészítők tekintetében jelentősen felülmúlja azt. A magyar OpenOffice.org 2.0.1 Premium változata az alábbi kiegészítőket tartalmazza:</text:p>
      <text:list text:style-name="L1">
        <text:list-item>
          <text:p text:style-name="P1">Több mint 2400 elemből álló képtár</text:p>
        </text:list-item>
        <text:list-item>
          <text:p text:style-name="P1">Több mint 50 sablon</text:p>
        </text:list-item>
        <text:list-item>
          <text:p text:style-name="P1">Több mint 80 Impress bemutatóháttér</text:p>
        </text:list-item>
        <text:list-item>
          <text:p text:style-name="P1">Magyar nyelvű dokumentáció</text:p>
        </text:list-item>
        <text:list-item>
          <text:p text:style-name="P1">További szótárak brit angol, német és olasz nyelvekhez</text:p>
        </text:list-item>
      </text:list>
      <text:p text:style-name="Standard">Ezek a kiegészítők eddig is letölthetőek voltak a <text:a xlink:type="simple" xlink:href="http://hu.openoffice.org/">http://hu.openoffice.org/</text:a> valamint a <text:a xlink:type="simple" xlink:href="http://www.openoffice.org/">http://www.openoffice.org/</text:a> közösségi honlapokról.</text:p>
      <text:p text:style-name="Standard"/>
      <text:p text:style-name="Standard"><text:span text:style-name="T1">OpenOffice.org 2.0.1 Premium FSF.hu buildek letöltése:</text:span><text:line-break/><text:a xlink:type="simple" xlink:href="http://ftp.fsf.hu/OpenOffice.org_hu/2.0.1_Premium/">http://ftp.fsf.hu/OpenOffice.org_hu/2.0.1_Premium/</text:a></text:p>
      <text:h text:style-name="Heading_20_2" text:outline-level="2">A magyar OpenOffice.org 2.0.1 FSF.hu változatának újdonságai a 2.0-ás verzióhoz képest:</text:h>
      <text:list text:style-name="L2">
        <text:list-item>
          <text:p text:style-name="P2">Teljesen lefordított, magyar nyelvű súgó és részletes tippek</text:p>
        </text:list-item>
        <text:list-item>
          <text:p text:style-name="P2">Kettőzött többjegyű mássalhangzók elválasztása</text:p>
        </text:list-item>
        <text:list-item>
          <text:p text:style-name="P2">Átváltható ikontéma (standard, GNOME, KDE és kontrasztos)</text:p>
        </text:list-item>
        <text:list-item>
          <text:p text:style-name="P2">writer2latex exportszűrő</text:p>
        </text:list-item>
        <text:list-item>
          <text:p text:style-name="P2">Javítottuk a magyar ábécésorrendbe rendezésért felelős programrészt, mert voltak apróbb hiányosságai</text:p>
        </text:list-item>
        <text:list-item>
          <text:p text:style-name="P2">KDE téma átvétele Linuxon</text:p>
        </text:list-item>
        <text:list-item>
          <text:p text:style-name="P2">Részletes tippek alapból bekapcsolva</text:p>
        </text:list-item>
        <text:list-item>
          <text:p text:style-name="P2">MS Office-dokumentumok e-mailben elküldésének lehetősége Writerből, Impressből és Calcból</text:p>
        </text:list-item>
        <text:list-item>
          <text:p text:style-name="P2">Általános szűrőben további lehetőségek (tartalmazza, nem tartalmazza, kezdete ez, vége ez)</text:p>
        </text:list-item>
        <text:list-item>
          <text:p text:style-name="P2">Automatikus szűrőben további lehetőségek (üres, nem üres)</text:p>
        </text:list-item>
        <text:list-item>
          <text:p text:style-name="P2">Duplakattintással szerkeszthető munkalapnevek Calcban</text:p>
        </text:list-item>
        <text:list-item>
          <text:p text:style-name="P2">Helyi menüből fájlba menthető képek a Drawban</text:p>
        </text:list-item>
        <text:list-item>
          <text:p text:style-name="P2">Helyi menüből elérhető jegyzet beszúrása lehetőség a cellához a Calcban</text:p>
        </text:list-item>
      </text:list>
      <text:p text:style-name="Standard"/>
      <text:p text:style-name="Standard">Az OpenOffice.org 2.0.1 - Angol kiadási jegyzete:<text:line-break/><text:a xlink:type="simple" xlink:href="http://development.openoffice.org/releases/2.0.1.html">http://development.openoffice.org/releases/2.0.1.html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5-12-29T08:50:33</meta:creation-date>
    <dc:date>2006-01-02T17:43:41</dc:date>
    <dc:language>hu-HU</dc:language>
    <meta:editing-cycles>3</meta:editing-cycles>
    <meta:editing-duration>PT24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14" meta:character-count="1753"/>
  </office:meta>
</office:document-meta>
</file>